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  <style:text-properties officeooo:paragraph-rsid="0012e226"/>
    </style:style>
    <style:style style:name="P2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  <style:text-properties fo:color="#cccccc" loext:opacity="100%" style:font-name="system-ui"/>
    </style:style>
    <style:style style:name="P4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  <style:text-properties fo:color="#cccccc" loext:opacity="100%" style:font-name="system-ui"/>
    </style:style>
    <style:style style:name="P5" style:family="paragraph" style:parent-style-name="Text_20_body">
      <style:paragraph-properties fo:margin-left="0in" fo:margin-right="0in" fo:margin-top="0.1043in" fo:margin-bottom="0.2083in" style:contextual-spacing="false" style:line-height-at-least="0.25in" fo:orphans="2" fo:widows="2" fo:text-indent="0in" style:auto-text-indent="false"/>
      <style:text-properties fo:color="#cccccc" loext:opacity="100%" style:font-name="system-ui"/>
    </style:style>
    <style:style style:name="P6" style:family="paragraph" style:parent-style-name="Text_20_body" style:list-style-name="L2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  <style:text-properties fo:color="#cccccc" loext:opacity="100%" style:font-name="system-ui"/>
    </style:style>
    <style:style style:name="P7" style:family="paragraph" style:parent-style-name="Text_20_body" style:list-style-name="L2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  <style:text-properties fo:color="#cccccc" loext:opacity="100%" style:font-name="system-ui"/>
    </style:style>
    <style:style style:name="P8" style:family="paragraph" style:parent-style-name="Text_20_body">
      <style:paragraph-properties fo:margin-top="0in" fo:margin-bottom="0.1665in" style:contextual-spacing="false"/>
    </style:style>
    <style:style style:name="T1" style:family="text">
      <style:text-properties fo:font-variant="normal" fo:text-transform="none" fo:color="#0a0a0a" loext:opacity="100%" fo:font-family="'Google Sans', Roboto, Arial, sans-serif" fo:font-size="12pt" fo:letter-spacing="normal" fo:font-style="normal" fo:font-weight="bold" officeooo:rsid="0012e226"/>
    </style:style>
    <style:style style:name="T2" style:family="text">
      <style:text-properties fo:font-variant="normal" fo:text-transform="none" fo:color="#0a0a0a" loext:opacity="100%" fo:font-family="'Google Sans', Roboto, Arial, sans-serif" fo:font-size="12pt" fo:letter-spacing="normal" fo:font-style="normal" fo:font-weight="bold"/>
    </style:style>
    <style:style style:name="T3" style:family="text">
      <style:text-properties fo:font-variant="normal" fo:text-transform="none" fo:color="#0a0a0a" loext:opacity="100%" fo:font-family="'Google Sans', Roboto, Arial, sans-serif" fo:font-size="12pt" fo:letter-spacing="normal" fo:font-style="normal" fo:font-weight="normal"/>
    </style:style>
    <style:style style:name="T4" style:family="text">
      <style:text-properties fo:font-variant="normal" fo:text-transform="none" fo:color="#0a0a0a" loext:opacity="100%" fo:font-family="'Google Sans', Roboto, Arial, sans-serif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a0a0a" loext:opacity="100%" fo:font-family="'Google Sans', Roboto, Arial, sans-serif" fo:font-size="10.5pt" fo:letter-spacing="normal" fo:font-style="normal" fo:font-weight="normal" fo:background-color="#f3f5f6" loext:char-shading-value="0" loext:padding-left="0in" loext:padding-right="0in" loext:padding-top="0.0209in" loext:padding-bottom="0.0209in" loext:border-left="none" loext:border-right="none" loext:border-top="0.74pt solid #f3f5f6" loext:border-bottom="0.74pt solid #f3f5f6"/>
    </style:style>
    <style:style style:name="T6" style:family="text">
      <style:text-properties fo:color="#cccccc" loext:opacity="100%" style:font-name="system-ui"/>
    </style:style>
    <style:style style:name="T7" style:family="text">
      <style:text-properties fo:font-variant="normal" fo:text-transform="none" fo:color="#cccccc" loext:opacity="100%" style:font-name="system-ui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ageToDoList.odt</text:span></text:span></text:p>
      <text:p text:style-name="P1"><text:span text:style-name="Strong_20_Emphasis"><text:span text:style-name="T1">Wikipedia:</text:span></text:span></text:p>
      <text:p text:style-name="P2"><text:span text:style-name="Strong_20_Emphasis"><text:span text:style-name="T2">For Submitting a New Article (About a Domain/Website):</text:span></text:span></text:p>
      <text:list text:style-name="L1">
        <text:list-item>
          <text:p text:style-name="P3"><text:span text:style-name="Strong_20_Emphasis"><text:span text:style-name="T2">Create an Account:</text:span></text:span><text:span text:style-name="T3"> Register a free account on Wikipedia's website.</text:span></text:p>
        </text:list-item>
        <text:list-item>
          <text:p text:style-name="P3"><text:span text:style-name="Strong_20_Emphasis"><text:span text:style-name="T2">Research &amp; Draft:</text:span></text:span></text:p>
          <text:list>
            <text:list-item>
              <text:p text:style-name="P3"><text:span text:style-name="T3">Ensure the subject (the domain/website) meets </text:span><text:a xlink:type="simple" xlink:href="https://www.google.com/search?q=Wikipedia%27s+notability+guidelines&amp;sca_esv=5938d10a8ea7c9cb&amp;sxsrf=AE3TifN57TGQ7QpTIHgzC3jF5LdShwzq4Q%3A1765499142081&amp;ei=BmE7acjhBKqD0PEP_8LP-Q8&amp;ved=2ahUKEwjk8LeS5baRAxVzGDQIHQgJFYsQgK4QegQIAxAD&amp;uact=5&amp;oq=wikipedia+new+domain+submission+&amp;gs_lp=Egxnd3Mtd2l6LXNlcnAiIHdpa2lwZWRpYSBuZXcgZG9tYWluIHN1Ym1pc3Npb24gMggQIRigARjDBEjgtQNQxN0BWLCcA3ADeAGQAQCYAW-gAeETqgEEMjkuM7gBA8gBAPgBAZgCIqAC7BPCAgoQABhHGNYEGLADwgIIEAAYgAQYogTCAgUQABjvBcICCBAAGIkFGKIEwgIGEAAYFhgewgILEAAYgAQYigUYhgPCAgUQABiABMICBxAAGIAEGA3CAgYQABgeGA3CAggQABgIGB4YDcICBRAhGKsCwgIKECEYChigARjDBJgDAIgGAZAGCJIHBDMwLjSgB7-BAbIHBDI3LjS4B-QTwgcENy4yN8gHL4AIAQ&amp;sclient=gws-wiz-serp&amp;mstk=AUtExfCtyx6nl2zeTzHdITKeOcAtvPBtkrPVXh8KBTHx0NsA2ktSkpFMePovqzHzMadpl_oRGbobPFc2J6OEaMlz8Ru_AJBqUHYOJcsG6L01j2lV_7P3Go6GsYJd_Nk-DexK63PovbJVzDWl39X5amYRdo4QdL1qhMHPhyXls3zBjKL4CwtO8TwaVBDj5-iMwnY-z59azP4y9DhhrpLf2jk7yIjJ1BP9-z6eD_fcYFvjwdLVokJZfAVW4qalmPzfGvr7iVfvagvg0QHVjeCx70aS-f3_Plo_SjPe1Lr5kHQ-ztoYfLu5c-6W1iwmF0VWkm2NzaB7No6QvO26w8U_sKyEjjwFtNcKc-B6sdn0ew45cJNAysaqW704Zskjqu317Zm5Og&amp;csui=3" text:style-name="Internet_20_link" text:visited-style-name="Visited_20_Internet_20_Link"><text:span text:style-name="T4">Wikipedia's notability guidelines</text:span></text:a><text:span text:style-name="T3"> (significant coverage in independent sources).</text:span></text:p>
            </text:list-item>
            <text:list-item>
              <text:p text:style-name="P4"><text:span text:style-name="T3">Draft the article using the </text:span><text:a xlink:type="simple" xlink:href="https://www.google.com/search?q=Articles+for+Creation+%28AfC%29+wizard&amp;sca_esv=5938d10a8ea7c9cb&amp;sxsrf=AE3TifN57TGQ7QpTIHgzC3jF5LdShwzq4Q%3A1765499142081&amp;ei=BmE7acjhBKqD0PEP_8LP-Q8&amp;ved=2ahUKEwjk8LeS5baRAxVzGDQIHQgJFYsQgK4QegQIAxAF&amp;uact=5&amp;oq=wikipedia+new+domain+submission+&amp;gs_lp=Egxnd3Mtd2l6LXNlcnAiIHdpa2lwZWRpYSBuZXcgZG9tYWluIHN1Ym1pc3Npb24gMggQIRigARjDBEjgtQNQxN0BWLCcA3ADeAGQAQCYAW-gAeETqgEEMjkuM7gBA8gBAPgBAZgCIqAC7BPCAgoQABhHGNYEGLADwgIIEAAYgAQYogTCAgUQABjvBcICCBAAGIkFGKIEwgIGEAAYFhgewgILEAAYgAQYigUYhgPCAgUQABiABMICBxAAGIAEGA3CAgYQABgeGA3CAggQABgIGB4YDcICBRAhGKsCwgIKECEYChigARjDBJgDAIgGAZAGCJIHBDMwLjSgB7-BAbIHBDI3LjS4B-QTwgcENy4yN8gHL4AIAQ&amp;sclient=gws-wiz-serp&amp;mstk=AUtExfCtyx6nl2zeTzHdITKeOcAtvPBtkrPVXh8KBTHx0NsA2ktSkpFMePovqzHzMadpl_oRGbobPFc2J6OEaMlz8Ru_AJBqUHYOJcsG6L01j2lV_7P3Go6GsYJd_Nk-DexK63PovbJVzDWl39X5amYRdo4QdL1qhMHPhyXls3zBjKL4CwtO8TwaVBDj5-iMwnY-z59azP4y9DhhrpLf2jk7yIjJ1BP9-z6eD_fcYFvjwdLVokJZfAVW4qalmPzfGvr7iVfvagvg0QHVjeCx70aS-f3_Plo_SjPe1Lr5kHQ-ztoYfLu5c-6W1iwmF0VWkm2NzaB7No6QvO26w8U_sKyEjjwFtNcKc-B6sdn0ew45cJNAysaqW704Zskjqu317Zm5Og&amp;csui=3" text:style-name="Internet_20_link" text:visited-style-name="Visited_20_Internet_20_Link"><text:span text:style-name="T4">Articles for Creation (AfC) wizard</text:span></text:a><text:span text:style-name="T3"> at </text:span><text:span text:style-name="Source_20_Text"><text:span text:style-name="T5">en.wikipedia.org/wiki/Wikipedia:Articles_for_creation</text:span></text:span><text:span text:style-name="T3">.</text:span></text:p>
            </text:list-item>
          </text:list>
        </text:list-item>
        <text:list-item>
          <text:p text:style-name="P4"><text:span text:style-name="Strong_20_Emphasis"><text:span text:style-name="T2">Cite Sources:</text:span></text:span><text:span text:style-name="T3"> Use reliable, independent sources (not the website itself) to prove notability and add citations using the </text:span><text:span text:style-name="Source_20_Text"><text:span text:style-name="T5">{{cite web}}</text:span></text:span><text:span text:style-name="T3"> template for links.</text:span></text:p>
        </text:list-item>
        <text:list-item>
          <text:p text:style-name="P3"><text:span text:style-name="Strong_20_Emphasis"><text:span text:style-name="T2">Submit for Review:</text:span></text:span><text:span text:style-name="T3"> Submit your draft through the AfC process; editors will review it for quality and policy compliance. </text:span></text:p>
        </text:list-item>
      </text:list>
      <text:p text:style-name="P5"><text:span text:style-name="Strong_20_Emphasis"><text:span text:style-name="T2">For Adding a Domain as a Reference/Link in an Existing Article:</text:span></text:span></text:p>
      <text:list text:style-name="L2">
        <text:list-item>
          <text:p text:style-name="P6"><text:span text:style-name="Strong_20_Emphasis"><text:span text:style-name="T2">Find Reliable Sources:</text:span></text:span><text:span text:style-name="T3"> Identify third-party, reliable sources that mention the domain or website.</text:span></text:p>
        </text:list-item>
        <text:list-item>
          <text:p text:style-name="P7"><text:span text:style-name="Strong_20_Emphasis"><text:span text:style-name="T2">Use Citation Templates:</text:span></text:span><text:span text:style-name="T3"> In the article's edit view, use templates like </text:span><text:span text:style-name="Source_20_Text"><text:span text:style-name="T5">{{cite web}}</text:span></text:span><text:span text:style-name="T3"> to properly format the new domain as a reference.</text:span></text:p>
        </text:list-item>
        <text:list-item>
          <text:p text:style-name="P6"><text:span text:style-name="Strong_20_Emphasis"><text:span text:style-name="T2">Archive Links (Optional but Recommended):</text:span></text:span><text:span text:style-name="T3"> Use tools or bots (like the </text:span><text:a xlink:type="simple" xlink:href="https://www.google.com/search?q=WebCiteBOT&amp;sca_esv=5938d10a8ea7c9cb&amp;sxsrf=AE3TifN57TGQ7QpTIHgzC3jF5LdShwzq4Q%3A1765499142081&amp;ei=BmE7acjhBKqD0PEP_8LP-Q8&amp;ved=2ahUKEwjk8LeS5baRAxVzGDQIHQgJFYsQgK4QegQIBRAD&amp;uact=5&amp;oq=wikipedia+new+domain+submission+&amp;gs_lp=Egxnd3Mtd2l6LXNlcnAiIHdpa2lwZWRpYSBuZXcgZG9tYWluIHN1Ym1pc3Npb24gMggQIRigARjDBEjgtQNQxN0BWLCcA3ADeAGQAQCYAW-gAeETqgEEMjkuM7gBA8gBAPgBAZgCIqAC7BPCAgoQABhHGNYEGLADwgIIEAAYgAQYogTCAgUQABjvBcICCBAAGIkFGKIEwgIGEAAYFhgewgILEAAYgAQYigUYhgPCAgUQABiABMICBxAAGIAEGA3CAgYQABgeGA3CAggQABgIGB4YDcICBRAhGKsCwgIKECEYChigARjDBJgDAIgGAZAGCJIHBDMwLjSgB7-BAbIHBDI3LjS4B-QTwgcENy4yN8gHL4AIAQ&amp;sclient=gws-wiz-serp&amp;mstk=AUtExfCtyx6nl2zeTzHdITKeOcAtvPBtkrPVXh8KBTHx0NsA2ktSkpFMePovqzHzMadpl_oRGbobPFc2J6OEaMlz8Ru_AJBqUHYOJcsG6L01j2lV_7P3Go6GsYJd_Nk-DexK63PovbJVzDWl39X5amYRdo4QdL1qhMHPhyXls3zBjKL4CwtO8TwaVBDj5-iMwnY-z59azP4y9DhhrpLf2jk7yIjJ1BP9-z6eD_fcYFvjwdLVokJZfAVW4qalmPzfGvr7iVfvagvg0QHVjeCx70aS-f3_Plo_SjPe1Lr5kHQ-ztoYfLu5c-6W1iwmF0VWkm2NzaB7No6QvO26w8U_sKyEjjwFtNcKc-B6sdn0ew45cJNAysaqW704Zskjqu317Zm5Og&amp;csui=3" text:style-name="Internet_20_link" text:visited-style-name="Visited_20_Internet_20_Link"><text:span text:style-name="T4">WebCiteBOT</text:span></text:a><text:span text:style-name="T3">) to archive live links to prevent them from breaking over time, ensuring long-term reliability. </text:span></text:p>
        </text:list-item>
      </text:list>
      <text:p text:style-name="P8"><text:span text:style-name="T6"><text:line-break/></text:span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3:37:13.174152560</meta:creation-date>
    <meta:editing-duration>PT9H55M46S</meta:editing-duration>
    <meta:editing-cycles>6</meta:editing-cycles>
    <meta:generator>LibreOffice/25.8.3.2$Linux_X86_64 LibreOffice_project/580$Build-2</meta:generator>
    <dc:title>Blank Half Inch Margin</dc:title>
    <dc:date>2025-12-11T17:30:49.659850600</dc:date>
    <meta:document-statistic meta:table-count="0" meta:image-count="0" meta:object-count="0" meta:page-count="1" meta:paragraph-count="14" meta:word-count="172" meta:character-count="1169" meta:non-whitespace-character-count="1016"/>
    <meta:template xlink:type="simple" xlink:actuate="onRequest" xlink:title="Blank Half Inch Margin" xlink:href="../../../Templates/Blank%20Half%20Inch%20Margin.ott" meta:date="2025-12-10T13:37:12.841622932"/>
  </office:meta>
</office:document-meta>
</file>